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/>
    </style:style>
    <style:style style:name="ce8" style:family="table-cell" style:parent-style-name="Default">
      <style:table-cell-properties fo:wrap-option="wrap" fo:border="0.002cm solid #000000"/>
      <style:text-properties fo:font-weight="bold"/>
    </style:style>
    <style:style style:name="ce9" style:family="table-cell" style:parent-style-name="Default" style:data-style-name="N110"/>
    <style:style style:name="ce10" style:family="table-cell" style:parent-style-name="Default" style:data-style-name="N1"/>
    <style:style style:name="ce11" style:family="table-cell" style:parent-style-name="Default" style:data-style-name="N0"/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9"/>
        <table:table-column table:style-name="co3" table:number-columns-repeated="2" table:default-cell-style-name="ce10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8" office:value-type="string">
            <text:p>Homework expected</text:p>
          </table:table-cell>
          <table:table-cell table:style-name="ce8" office:value-type="string">
            <text:p>Homework ready</text:p>
          </table:table-cell>
          <table:table-cell table:style-name="ce8" office:value-type="string">
            <text:p>Homework points</text:p>
          </table:table-cell>
          <table:table-cell table:style-name="ce8" office:value-type="string">
            <text:p>Exam points</text:p>
          </table:table-cell>
          <table:table-cell table:style-name="ce8" office:value-type="string">
            <text:p>Bonus</text:p>
          </table:table-cell>
          <table:table-cell table:style-name="ce8" office:value-type="string">
            <text:p>Total points</text:p>
          </table:table-cell>
          <table:table-cell table:style-name="ce8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1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4.5833333333333">
            <text:p>1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35.8333333333333">
            <text:p>36</text:p>
          </table:table-cell>
          <table:table-cell/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0">
            <text:p>0</text:p>
          </table:table-cell>
          <table:table-cell table:number-columns-repeated="2"/>
          <table:table-cell table:formula="of:=SUM([.E6:.G6])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17.5">
            <text:p>18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47.5">
            <text:p>48</text:p>
          </table:table-cell>
          <table:table-cell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4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0">
            <text:p>0</text:p>
          </table:table-cell>
          <table:table-cell table:number-columns-repeated="2"/>
          <table:table-cell table:formula="of:=SUM([.E11:.G11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0">
            <text:p>0</text:p>
          </table:table-cell>
          <table:table-cell table:number-columns-repeated="2"/>
          <table:table-cell table:formula="of:=SUM([.E12:.G12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8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8:.G1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table:style-name="ce5"/>
          <table:table-cell table:style-name="ce6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2"/>
        <table:table-column table:style-name="co3" table:number-columns-repeated="6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row table:style-name="ro3">
          <table:table-cell table:style-name="ce8" office:value-type="string">
            <text:p>Code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ask complete %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Design</text:p>
          </table:table-cell>
          <table:table-cell table:style-name="ce8" office:value-type="string">
            <text:p>Java API &amp; language</text:p>
          </table:table-cell>
          <table:table-cell table:style-name="ce8" office:value-type="string">
            <text:p>Error handling</text:p>
          </table:table-cell>
          <table:table-cell table:style-name="ce8" office:value-type="string">
            <text:p>Docs &amp; readability</text:p>
          </table:table-cell>
          <table:table-cell table:style-name="ce8" office:value-type="string">
            <text:p>Tests</text:p>
          </table:table-cell>
          <table:table-cell table:style-name="ce8" office:value-type="string">
            <text:p>Total</text:p>
          </table:table-cell>
          <table:table-cell table:style-name="ce15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5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5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5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5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5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5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5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5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5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7">
            <office:annotation draw:style-name="gr2" draw:text-style-name="P1" svg:width="2.899cm" svg:height="1.781cm" svg:x="8.339cm" svg:y="0.26cm" draw:caption-point-x="-0.61cm" draw:caption-point-y="1.515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7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6cm" draw:caption-point-x="-0.61cm" draw:caption-point-y="1.515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6cm" draw:caption-point-x="-0.61cm" draw:caption-point-y="1.515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6cm" draw:caption-point-x="-0.61cm" draw:caption-point-y="1.515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6cm" draw:caption-point-x="-0.61cm" draw:caption-point-y="1.515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1cm" draw:caption-point-x="-0.61cm" draw:caption-point-y="1.515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1cm" draw:caption-point-x="-0.61cm" draw:caption-point-y="1.515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1cm" draw:caption-point-x="-0.61cm" draw:caption-point-y="1.515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11cm" draw:caption-point-x="-0.61cm" draw:caption-point-y="1.514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11cm" draw:caption-point-x="-0.61cm" draw:caption-point-y="1.514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0.7">
            <office:annotation draw:style-name="gr1" draw:text-style-name="P1" svg:width="2.899cm" svg:height="2.571cm" svg:x="8.339cm" svg:y="1.61cm" draw:caption-point-x="-0.61cm" draw:caption-point-y="1.514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70%</text:p>
          </table:table-cell>
          <table:table-cell office:value-type="float" office:value="5">
            <office:annotation draw:style-name="gr1" draw:text-style-name="P1" svg:width="2.899cm" svg:height="1.386cm" svg:x="10.597cm" svg:y="1.61cm" draw:caption-point-x="-0.61cm" draw:caption-point-y="1.514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1cm" draw:caption-point-x="-0.61cm" draw:caption-point-y="1.514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2.176cm" svg:x="15.113cm" svg:y="1.61cm" draw:caption-point-x="-0.61cm" draw:caption-point-y="1.514cm">
              <dc:date>2011-05-30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7.371cm" svg:y="1.61cm" draw:caption-point-x="-0.61cm" draw:caption-point-y="1.514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11cm" draw:caption-point-x="-0.61cm" draw:caption-point-y="1.513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8cm" draw:caption-point-x="-0.61cm" draw:caption-point-y="1.516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8cm" draw:caption-point-x="-0.61cm" draw:caption-point-y="1.516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8cm" draw:caption-point-x="-0.61cm" draw:caption-point-y="1.516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7cm" draw:caption-point-x="-0.61cm" draw:caption-point-y="1.517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7cm" draw:caption-point-x="-0.61cm" draw:caption-point-y="1.517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7cm" draw:caption-point-x="-0.61cm" draw:caption-point-y="1.517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7cm" draw:caption-point-x="-0.61cm" draw:caption-point-y="1.517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7cm" draw:caption-point-x="-0.61cm" draw:caption-point-y="1.517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61cm" draw:caption-point-x="-0.61cm" draw:caption-point-y="1.513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61cm" draw:caption-point-x="-0.61cm" draw:caption-point-y="1.513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61cm" draw:caption-point-x="-0.61cm" draw:caption-point-y="1.513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3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4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7cm" draw:caption-point-x="-0.61cm" draw:caption-point-y="1.517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7cm" draw:caption-point-x="-0.61cm" draw:caption-point-y="1.517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7cm" draw:caption-point-x="-0.61cm" draw:caption-point-y="1.517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7cm" draw:caption-point-x="-0.61cm" draw:caption-point-y="1.517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/05/2011</text:date>, <text:time>19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31T19:04:52</dc:date>
    <dc:language>en-US</dc:language>
    <meta:editing-cycles>229</meta:editing-cycles>
    <meta:editing-duration>P8DT20H37M20S</meta:editing-duration>
    <dc:creator>Anton Keks</dc:creator>
    <meta:document-statistic meta:table-count="2" meta:cell-count="296" meta:object-count="0"/>
    <meta:user-defined meta:name="Info 1"/>
    <meta:user-defined meta:name="Info 2"/>
    <meta:user-defined meta:name="Info 3"/>
    <meta:user-defined meta:name="Info 4"/>
  </office:meta>
</office:document-meta>
</file>